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0.592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7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fxn</text:p>
          </table:table-cell>
          <table:table-cell table:style-name="ce1" office:value-type="string" calcext:value-type="string">
            <text:p>||grad(fxn)||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-10, 10</text:p>
          </table:table-cell>
          <table:table-cell office:value-type="float" office:value="1130" calcext:value-type="float">
            <text:p>1130</text:p>
          </table:table-cell>
          <table:table-cell office:value-type="float" office:value="349.284983713588" calcext:value-type="float">
            <text:p>349.284983713588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-4.567607860496763, 9.97240571970348</text:p>
          </table:table-cell>
          <table:table-cell office:value-type="float" office:value="167.526493906682" calcext:value-type="float">
            <text:p>167.526493906682</text:p>
          </table:table-cell>
          <table:table-cell office:value-type="float" office:value="32.8266966968237" calcext:value-type="float">
            <text:p>32.8266966968237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-3.9914209265177516, 8.52539090975962</text:p>
          </table:table-cell>
          <table:table-cell office:value-type="float" office:value="121.808770125327" calcext:value-type="float">
            <text:p>121.808770125327</text:p>
          </table:table-cell>
          <table:table-cell office:value-type="float" office:value="27.3958773283266" calcext:value-type="float">
            <text:p>27.3958773283266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-3.5512309530509687, 7.272979757349911</text:p>
          </table:table-cell>
          <table:table-cell office:value-type="float" office:value="88.6435324709841" calcext:value-type="float">
            <text:p>88.6435324709841</text:p>
          </table:table-cell>
          <table:table-cell office:value-type="float" office:value="23.370468544332" calcext:value-type="float">
            <text:p>23.370468544332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-3.176368107907751, 6.204359157727633</text:p>
          </table:table-cell>
          <table:table-cell office:value-type="float" office:value="64.5083190062563" calcext:value-type="float">
            <text:p>64.5083190062563</text:p>
          </table:table-cell>
          <table:table-cell office:value-type="float" office:value="19.9366327851915" calcext:value-type="float">
            <text:p>19.9366327851915</text:p>
          </table:table-cell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2.856592555174443, 5.292749464810288</text:p>
          </table:table-cell>
          <table:table-cell office:value-type="float" office:value="46.944476908717" calcext:value-type="float">
            <text:p>46.944476908717</text:p>
          </table:table-cell>
          <table:table-cell office:value-type="float" office:value="17.0073349294705" calcext:value-type="float">
            <text:p>17.0073349294705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2.583802136584017, 4.51508371127067</text:p>
          </table:table-cell>
          <table:table-cell office:value-type="float" office:value="34.1627962590279" calcext:value-type="float">
            <text:p>34.1627962590279</text:p>
          </table:table-cell>
          <table:table-cell office:value-type="float" office:value="14.5084425324499" calcext:value-type="float">
            <text:p>14.5084425324499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2.351093163747037, 3.8516813791508997</text:p>
          </table:table-cell>
          <table:table-cell office:value-type="float" office:value="24.8612217401574" calcext:value-type="float">
            <text:p>24.8612217401574</text:p>
          </table:table-cell>
          <table:table-cell office:value-type="float" office:value="12.3767155924703" calcext:value-type="float">
            <text:p>12.3767155924703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2.152576417341068, 3.285753598528695</text:p>
          </table:table-cell>
          <table:table-cell office:value-type="float" office:value="18.09221326839" calcext:value-type="float">
            <text:p>18.09221326839</text:p>
          </table:table-cell>
          <table:table-cell office:value-type="float" office:value="10.5582060116991" calcext:value-type="float">
            <text:p>10.5582060116991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1.9832279898818186, 2.8029783090912326</text:p>
          </table:table-cell>
          <table:table-cell office:value-type="float" office:value="13.1662208381888" calcext:value-type="float">
            <text:p>13.1662208381888</text:p>
          </table:table-cell>
          <table:table-cell office:value-type="float" office:value="9.00689236386592" calcext:value-type="float">
            <text:p>9.00689236386592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1.8387621430336232, 2.3911378091833857</text:p>
          </table:table-cell>
          <table:table-cell office:value-type="float" office:value="9.58144062773471" calcext:value-type="float">
            <text:p>9.58144062773471</text:p>
          </table:table-cell>
          <table:table-cell office:value-type="float" office:value="7.68351521307157" calcext:value-type="float">
            <text:p>7.68351521307157</text:p>
          </table:table-cell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1.7155228474890538, 2.0398095596474293</text:p>
          </table:table-cell>
          <table:table-cell office:value-type="float" office:value="6.97269666742408" calcext:value-type="float">
            <text:p>6.97269666742408</text:p>
          </table:table-cell>
          <table:table-cell office:value-type="float" office:value="6.55458355352886" calcext:value-type="float">
            <text:p>6.55458355352886</text:p>
          </table:table-cell>
          <table:table-cell table:number-columns-repeated="102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1.6103912589439457, 1.7401024183336995</text:p>
          </table:table-cell>
          <table:table-cell office:value-type="float" office:value="5.07424068494697" calcext:value-type="float">
            <text:p>5.07424068494697</text:p>
          </table:table-cell>
          <table:table-cell office:value-type="float" office:value="5.59152726428313" calcext:value-type="float">
            <text:p>5.59152726428313</text:p>
          </table:table-cell>
          <table:table-cell table:number-columns-repeated="102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-1.5207067889220505, 1.4844316298591065</text:p>
          </table:table-cell>
          <table:table-cell office:value-type="float" office:value="3.69268057235098" calcext:value-type="float">
            <text:p>3.69268057235098</text:p>
          </table:table-cell>
          <table:table-cell office:value-type="float" office:value="4.76997406734747" calcext:value-type="float">
            <text:p>4.76997406734747</text:p>
          </table:table-cell>
          <table:table-cell table:number-columns-repeated="102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-1.4441997725511855, 1.2663268766866589</text:p>
          </table:table-cell>
          <table:table-cell office:value-type="float" office:value="2.68727971913735" calcext:value-type="float">
            <text:p>2.68727971913735</text:p>
          </table:table-cell>
          <table:table-cell office:value-type="float" office:value="4.06913272937675" calcext:value-type="float">
            <text:p>4.06913272937675</text:p>
          </table:table-cell>
          <table:table-cell table:number-columns-repeated="102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-1.3789340297574018, 1.0802685333043491</text:p>
          </table:table-cell>
          <table:table-cell office:value-type="float" office:value="1.95562031658045" calcext:value-type="float">
            <text:p>1.95562031658045</text:p>
          </table:table-cell>
          <table:table-cell office:value-type="float" office:value="3.47126690465107" calcext:value-type="float">
            <text:p>3.47126690465107</text:p>
          </table:table-cell>
          <table:table-cell table:number-columns-repeated="102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-1.3232578658602885, 0.9215479798022033</text:p>
          </table:table-cell>
          <table:table-cell office:value-type="float" office:value="1.42317016582965" calcext:value-type="float">
            <text:p>1.42317016582965</text:p>
          </table:table-cell>
          <table:table-cell office:value-type="float" office:value="2.96124626960619" calcext:value-type="float">
            <text:p>2.96124626960619</text:p>
          </table:table-cell>
          <table:table-cell table:number-columns-repeated="102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-1.2757622717893795, 0.7861484398240101</text:p>
          </table:table-cell>
          <table:table-cell office:value-type="float" office:value="1.03569016887091" calcext:value-type="float">
            <text:p>1.03569016887091</text:p>
          </table:table-cell>
          <table:table-cell office:value-type="float" office:value="2.52616361688919" calcext:value-type="float">
            <text:p>2.52616361688919</text:p>
          </table:table-cell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-1.2352452659843494, 0.6706433270913955</text:p>
          </table:table-cell>
          <table:table-cell office:value-type="float" office:value="0.753709058657614" calcext:value-type="float">
            <text:p>0.753709058657614</text:p>
          </table:table-cell>
          <table:table-cell office:value-type="float" office:value="2.15500821444469" calcext:value-type="float">
            <text:p>2.15500821444469</text:p>
          </table:table-cell>
          <table:table-cell table:number-columns-repeated="102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-1.2006814755594994, 0.5721095280085473</text:p>
          </table:table-cell>
          <table:table-cell office:value-type="float" office:value="0.548502513924872" calcext:value-type="float">
            <text:p>0.548502513924872</text:p>
          </table:table-cell>
          <table:table-cell office:value-type="float" office:value="1.83838714995471" calcext:value-type="float">
            <text:p>1.83838714995471</text:p>
          </table:table-cell>
          <table:table-cell table:number-columns-repeated="102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-1.1711961869818885, 0.48805342580306005</text:p>
          </table:table-cell>
          <table:table-cell office:value-type="float" office:value="0.399167054486009" calcext:value-type="float">
            <text:p>0.399167054486009</text:p>
          </table:table-cell>
          <table:table-cell office:value-type="float" office:value="1.56828762336749" calcext:value-type="float">
            <text:p>1.56828762336749</text:p>
          </table:table-cell>
          <table:table-cell table:number-columns-repeated="102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-1.1460432094933375, 0.4163477939945852</text:p>
          </table:table-cell>
          <table:table-cell office:value-type="float" office:value="0.290490636985431" calcext:value-type="float">
            <text:p>0.290490636985431</text:p>
          </table:table-cell>
          <table:table-cell office:value-type="float" office:value="1.33787416579582" calcext:value-type="float">
            <text:p>1.33787416579582</text:p>
          </table:table-cell>
          <table:table-cell table:number-columns-repeated="102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-1.1245859910944762, 0.3551779621973488</text:p>
          </table:table-cell>
          <table:table-cell office:value-type="float" office:value="0.211403030757632" calcext:value-type="float">
            <text:p>0.211403030757632</text:p>
          </table:table-cell>
          <table:table-cell office:value-type="float" office:value="1.14131565259153" calcext:value-type="float">
            <text:p>1.14131565259153</text:p>
          </table:table-cell>
          <table:table-cell table:number-columns-repeated="102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-1.106281509184761, 0.3029958918670257</text:p>
          </table:table-cell>
          <table:table-cell office:value-type="float" office:value="0.153848114990982" calcext:value-type="float">
            <text:p>0.153848114990982</text:p>
          </table:table-cell>
          <table:table-cell office:value-type="float" office:value="0.973637734050203" calcext:value-type="float">
            <text:p>0.973637734050203</text:p>
          </table:table-cell>
          <table:table-cell table:number-columns-repeated="102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-1.0906665281667625, 0.25848099973909894</text:p>
          </table:table-cell>
          <table:table-cell office:value-type="float" office:value="0.111963219156692" calcext:value-type="float">
            <text:p>0.111963219156692</text:p>
          </table:table-cell>
          <table:table-cell office:value-type="float" office:value="0.830596947283317" calcext:value-type="float">
            <text:p>0.830596947283317</text:p>
          </table:table-cell>
          <table:table-cell table:number-columns-repeated="102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-1.0773458762417616, 0.22050673753275962</text:p>
          </table:table-cell>
          <table:table-cell office:value-type="float" office:value="0.0814819070012151" calcext:value-type="float">
            <text:p>0.0814819070012151</text:p>
          </table:table-cell>
          <table:table-cell office:value-type="float" office:value="0.708573327713909" calcext:value-type="float">
            <text:p>0.708573327713909</text:p>
          </table:table-cell>
          <table:table-cell table:number-columns-repeated="102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-1.0659824447069617, 0.18811208214444206</text:p>
          </table:table-cell>
          <table:table-cell office:value-type="float" office:value="0.0592993663526627" calcext:value-type="float">
            <text:p>0.0592993663526627</text:p>
          </table:table-cell>
          <table:table-cell office:value-type="float" office:value="0.604478796180834" calcext:value-type="float">
            <text:p>0.604478796180834</text:p>
          </table:table-cell>
          <table:table-cell table:number-columns-repeated="102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-1.0562886566729068, 0.1604772148230648</text:p>
          </table:table-cell>
          <table:table-cell office:value-type="float" office:value="0.0431561315080557" calcext:value-type="float">
            <text:p>0.0431561315080557</text:p>
          </table:table-cell>
          <table:table-cell office:value-type="float" office:value="0.515679009329958" calcext:value-type="float">
            <text:p>0.515679009329958</text:p>
          </table:table-cell>
          <table:table-cell table:number-columns-repeated="102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-1.0480191892882966, 0.13690277383259408</text:p>
          </table:table-cell>
          <table:table-cell office:value-type="float" office:value="0.031407919397246" calcext:value-type="float">
            <text:p>0.031407919397246</text:p>
          </table:table-cell>
          <table:table-cell office:value-type="float" office:value="0.439926691113384" calcext:value-type="float">
            <text:p>0.439926691113384</text:p>
          </table:table-cell>
          <table:table-cell table:number-columns-repeated="102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-1.0409647653023058, 0.11679215554807316</text:p>
          </table:table-cell>
          <table:table-cell office:value-type="float" office:value="0.0228581330524723" calcext:value-type="float">
            <text:p>0.0228581330524723</text:p>
          </table:table-cell>
          <table:table-cell office:value-type="float" office:value="0.375304760894631" calcext:value-type="float">
            <text:p>0.375304760894631</text:p>
          </table:table-cell>
          <table:table-cell table:number-columns-repeated="102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-1.0349468568374267, 0.09963641607989333</text:p>
          </table:table-cell>
          <table:table-cell office:value-type="float" office:value="0.0166359697599298" calcext:value-type="float">
            <text:p>0.0166359697599298</text:p>
          </table:table-cell>
          <table:table-cell office:value-type="float" office:value="0.320177816901079" calcext:value-type="float">
            <text:p>0.320177816901079</text:p>
          </table:table-cell>
          <table:table-cell table:number-columns-repeated="102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-1.0298131673450335, 0.08500139131025987</text:p>
          </table:table-cell>
          <table:table-cell office:value-type="float" office:value="0.0121077169638197" calcext:value-type="float">
            <text:p>0.0121077169638197</text:p>
          </table:table-cell>
          <table:table-cell office:value-type="float" office:value="0.273150749492329" calcext:value-type="float">
            <text:p>0.273150749492329</text:p>
          </table:table-cell>
          <table:table-cell table:number-columns-repeated="102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-1.0254337774027067, 0.07251670941135864</text:p>
          </table:table-cell>
          <table:table-cell office:value-type="float" office:value="0.00881219980546496" calcext:value-type="float">
            <text:p>0.00881219980546496</text:p>
          </table:table-cell>
          <table:table-cell office:value-type="float" office:value="0.233033434064887" calcext:value-type="float">
            <text:p>0.233033434064887</text:p>
          </table:table-cell>
          <table:table-cell table:number-columns-repeated="102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-1.0216978568148714, 0.061866417760324796</text:p>
          </table:table-cell>
          <table:table-cell office:value-type="float" office:value="0.00641380445898408" calcext:value-type="float">
            <text:p>0.00641380445898408</text:p>
          </table:table-cell>
          <table:table-cell office:value-type="float" office:value="0.198810612880153" calcext:value-type="float">
            <text:p>0.198810612880153</text:p>
          </table:table-cell>
          <table:table-cell table:number-columns-repeated="102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-1.0185108598077321, 0.05278098705614989</text:p>
          </table:table-cell>
          <table:table-cell office:value-type="float" office:value="0.0046682918595504" calcext:value-type="float">
            <text:p>0.0046682918595504</text:p>
          </table:table-cell>
          <table:table-cell office:value-type="float" office:value="0.169616201352269" calcext:value-type="float">
            <text:p>0.169616201352269</text:p>
          </table:table-cell>
          <table:table-cell table:number-columns-repeated="102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-1.0157921323390535, 0.04503049028288054</text:p>
          </table:table-cell>
          <table:table-cell office:value-type="float" office:value="0.00339791935321413" calcext:value-type="float">
            <text:p>0.00339791935321413</text:p>
          </table:table-cell>
          <table:table-cell office:value-type="float" office:value="0.144711370012912" calcext:value-type="float">
            <text:p>0.144711370012912</text:p>
          </table:table-cell>
          <table:table-cell table:number-columns-repeated="102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-1.0134728709677052, 0.03841878389372489</text:p>
          </table:table-cell>
          <table:table-cell office:value-type="float" office:value="0.00247333598001055" calcext:value-type="float">
            <text:p>0.00247333598001055</text:p>
          </table:table-cell>
          <table:table-cell office:value-type="float" office:value="0.123465846764201" calcext:value-type="float">
            <text:p>0.123465846764201</text:p>
          </table:table-cell>
          <table:table-cell table:number-columns-repeated="102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-1.0114943816301176, 0.03277854396407034</text:p>
          </table:table-cell>
          <table:table-cell office:value-type="float" office:value="0.00180040712173376" calcext:value-type="float">
            <text:p>0.00180040712173376</text:p>
          </table:table-cell>
          <table:table-cell office:value-type="float" office:value="0.105341966379469" calcext:value-type="float">
            <text:p>0.105341966379469</text:p>
          </table:table-cell>
          <table:table-cell table:number-columns-repeated="102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-1.0098065942563441, 0.02796703168673521</text:p>
          </table:table-cell>
          <table:table-cell office:value-type="float" office:value="0.00131062638796847" calcext:value-type="float">
            <text:p>0.00131062638796847</text:p>
          </table:table-cell>
          <table:table-cell office:value-type="float" office:value="0.089881063808792" calcext:value-type="float">
            <text:p>0.089881063808792</text:p>
          </table:table-cell>
          <table:table-cell table:number-columns-repeated="102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-1.0083667956358617, 0.023862481050159003</text:p>
          </table:table-cell>
          <table:table-cell office:value-type="float" office:value="0.000954138039488161" calcext:value-type="float">
            <text:p>0.000954138039488161</text:p>
          </table:table-cell>
          <table:table-cell office:value-type="float" office:value="0.0766918665389618" calcext:value-type="float">
            <text:p>0.0766918665389618</text:p>
          </table:table-cell>
          <table:table-cell table:number-columns-repeated="102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-1.0071385484645365, 0.02036101727792855</text:p>
          </table:table-cell>
          <table:table-cell office:value-type="float" office:value="0.000694659175861454" calcext:value-type="float">
            <text:p>0.000694659175861454</text:p>
          </table:table-cell>
          <table:table-cell office:value-type="float" office:value="0.0654405926037673" calcext:value-type="float">
            <text:p>0.0654405926037673</text:p>
          </table:table-cell>
          <table:table-cell table:number-columns-repeated="1020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-1.0060907692178893, 0.01737402804717186</text:p>
          </table:table-cell>
          <table:table-cell office:value-type="float" office:value="0.000505784438478012" calcext:value-type="float">
            <text:p>0.000505784438478012</text:p>
          </table:table-cell>
          <table:table-cell office:value-type="float" office:value="0.0558425034991317" calcext:value-type="float">
            <text:p>0.0558425034991317</text:p>
          </table:table-cell>
          <table:table-cell table:number-columns-repeated="102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-1.005196941513431, 0.014825920957026159</text:p>
          </table:table-cell>
          <table:table-cell office:value-type="float" office:value="0.000368296812012291" calcext:value-type="float">
            <text:p>0.000368296812012291</text:p>
          </table:table-cell>
          <table:table-cell office:value-type="float" office:value="0.0476546982095063" calcext:value-type="float">
            <text:p>0.0476546982095063</text:p>
          </table:table-cell>
          <table:table-cell table:number-columns-repeated="1020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-1.0044344450545304, 0.012652210494153089</text:p>
          </table:table-cell>
          <table:table-cell office:value-type="float" office:value="0.000268210595097768" calcext:value-type="float">
            <text:p>0.000268210595097768</text:p>
          </table:table-cell>
          <table:table-cell office:value-type="float" office:value="0.040669966110348" calcext:value-type="float">
            <text:p>0.040669966110348</text:p>
          </table:table-cell>
          <table:table-cell table:number-columns-repeated="1020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-1.0037839831736417, 0.010797886084281432</text:p>
          </table:table-cell>
          <table:table-cell office:value-type="float" office:value="0.000195347194121281" calcext:value-type="float">
            <text:p>0.000195347194121281</text:p>
          </table:table-cell>
          <table:table-cell office:value-type="float" office:value="0.0347115429868191" calcext:value-type="float">
            <text:p>0.0347115429868191</text:p>
          </table:table-cell>
          <table:table-cell table:number-columns-repeated="1020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-1.0032290944872164, 0.009216019926979385</text:p>
          </table:table-cell>
          <table:table-cell office:value-type="float" office:value="0.000142298669887832" calcext:value-type="float">
            <text:p>0.000142298669887832</text:p>
          </table:table-cell>
          <table:table-cell office:value-type="float" office:value="0.0296286376332806" calcext:value-type="float">
            <text:p>0.0296286376332806</text:p>
          </table:table-cell>
          <table:table-cell table:number-columns-repeated="1020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-1.002755736303786, 0.007866579383379976</text:p>
          </table:table-cell>
          <table:table-cell office:value-type="float" office:value="0.000103673465387322" calcext:value-type="float">
            <text:p>0.000103673465387322</text:p>
          </table:table-cell>
          <table:table-cell office:value-type="float" office:value="0.0252926157530074" calcext:value-type="float">
            <text:p>0.0252926157530074</text:p>
          </table:table-cell>
          <table:table-cell table:number-columns-repeated="1020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-1.0023519292424736, 0.006715413861342088</text:p>
          </table:table-cell>
          <table:table-cell office:value-type="float" office:value="0.0000755474867775396" calcext:value-type="float">
            <text:p>7.55474867775396E-05</text:p>
          </table:table-cell>
          <table:table-cell office:value-type="float" office:value="0.0215937445708235" calcext:value-type="float">
            <text:p>0.0215937445708235</text:p>
          </table:table-cell>
          <table:table-cell table:number-columns-repeated="1020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-1.0020074540681334, 0.005733390558932123</text:p>
          </table:table-cell>
          <table:table-cell office:value-type="float" office:value="0.0000550646275417016" calcext:value-type="float">
            <text:p>5.50646275417016E-05</text:p>
          </table:table-cell>
          <table:table-cell office:value-type="float" office:value="0.0184384157728952" calcext:value-type="float">
            <text:p>0.0184384157728952</text:p>
          </table:table-cell>
          <table:table-cell table:number-columns-repeated="1020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-1.001713593070862, 0.004895657193821489</text:p>
          </table:table-cell>
          <table:table-cell office:value-type="float" office:value="0.0000401460482793041" calcext:value-type="float">
            <text:p>4.01460482793041E-05</text:p>
          </table:table-cell>
          <table:table-cell office:value-type="float" office:value="0.0157467765438612" calcext:value-type="float">
            <text:p>0.0157467765438612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0:26:18</meta:creation-date>
    <dc:date>2023-05-20T03:29:12.476876878</dc:date>
    <meta:generator>LibreOffice/7.3.7.2$Linux_X86_64 LibreOffice_project/30$Build-2</meta:generator>
    <meta:editing-duration>PT2M35S</meta:editing-duration>
    <meta:editing-cycles>1</meta:editing-cycles>
    <meta:document-statistic meta:table-count="1" meta:cell-count="203" meta:object-count="0"/>
    <meta:user-defined meta:name="AppVersion">3.1</meta:user-defined>
  </office:meta>
</office:document-meta>
</file>